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61.01mm" style:page-number="auto" fo:break-before="page" table:align="margins"/>
    </style:style>
    <style:style style:name="Table1.A" style:family="table-column">
      <style:table-column-properties style:column-width="161.01mm" style:rel-column-width="65535*"/>
    </style:style>
    <style:style style:name="Table1.A1" style:family="table-cell">
      <style:table-cell-properties fo:padding="0.97mm" fo:border-left="none" fo:border-right="none" fo:border-top="none" fo:border-bottom="0.5pt solid #000000"/>
    </style:style>
    <style:style style:name="Table1.2" style:family="table-row">
      <style:table-row-properties style:min-row-height="9.95mm"/>
    </style:style>
    <style:style style:name="Table1.A2" style:family="table-cell">
      <style:table-cell-properties style:vertical-align="bottom" fo:padding="0.97mm" fo:border="none"/>
    </style:style>
    <style:style style:name="P1" style:family="paragraph" style:parent-style-name="Header">
      <style:text-properties officeooo:rsid="00222d44" officeooo:paragraph-rsid="00222d44"/>
    </style:style>
    <style:style style:name="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P3" style:family="paragraph" style:parent-style-name="Header">
      <style:text-properties style:font-name="Helvetica1" fo:font-size="11pt" fo:letter-spacing="0.21mm" fo:font-weight="normal" officeooo:rsid="00190f2a" officeooo:paragraph-rsid="001c598c" style:font-size-asian="11pt" style:font-weight-asian="normal" style:font-size-complex="11pt" style:font-weight-complex="normal"/>
    </style:style>
    <style:style style:name="P4" style:family="paragraph" style:parent-style-name="Standard" style:list-style-name="L1">
      <style:paragraph-properties fo:line-height="5.59mm" fo:text-align="start" style:justify-single-word="false"/>
      <style:text-properties style:font-name="Helvetica1" fo:font-size="12pt" fo:letter-spacing="0.71mm" fo:font-weight="bold" officeooo:rsid="001373b3" officeooo:paragraph-rsid="00dc61e8" style:font-size-asian="12pt" style:font-weight-asian="bold" style:font-size-complex="12pt" style:font-weight-complex="600"/>
    </style:style>
    <style:style style:name="P5" style:family="paragraph" style:parent-style-name="Standard">
      <style:paragraph-properties fo:text-align="start" style:justify-single-word="false"/>
      <style:text-properties style:font-name="Helvetica1" fo:font-size="10pt" fo:letter-spacing="0.14mm" fo:font-weight="bold" officeooo:paragraph-rsid="00dc61e8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Helvetica1" fo:font-size="10pt" fo:letter-spacing="0.21mm" fo:font-weight="normal" officeooo:rsid="00155d38" officeooo:paragraph-rsid="00dc61e8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.59mm" fo:text-align="start" style:justify-single-word="false"/>
      <style:text-properties style:font-name="Helvetica1" fo:font-size="10pt" fo:letter-spacing="0.21mm" fo:font-weight="normal" officeooo:rsid="00155d38" officeooo:paragraph-rsid="00dc61e8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5.59mm" fo:text-align="start" style:justify-single-word="false"/>
      <style:text-properties style:font-name="Helvetica1" fo:font-size="10pt" fo:letter-spacing="0.21mm" officeooo:rsid="00155d38" officeooo:paragraph-rsid="00dc61e8" style:font-size-asian="10pt" style:font-size-complex="10pt"/>
    </style:style>
    <style:style style:name="P9" style:family="paragraph" style:parent-style-name="Standard" style:list-style-name="L1">
      <style:paragraph-properties fo:margin-top="0mm" fo:margin-bottom="1.99mm" loext:contextual-spacing="false" fo:line-height="5.59mm" fo:text-align="start" style:justify-single-word="false" fo:break-before="page">
        <style:tab-stops/>
      </style:paragraph-properties>
      <style:text-properties style:font-name="Helvetica1" fo:font-size="12pt" fo:letter-spacing="0.71mm" fo:font-weight="bold" officeooo:rsid="001373b3" officeooo:paragraph-rsid="00dc61e8" style:font-size-asian="12pt" style:font-weight-asian="bold" style:font-size-complex="12pt" style:font-weight-complex="600"/>
    </style:style>
    <style:style style:name="P10" style:family="paragraph" style:parent-style-name="Standard" style:list-style-name="L1">
      <style:paragraph-properties fo:line-height="5.59mm" fo:text-align="start" style:justify-single-word="false" fo:break-before="page"/>
      <style:text-properties style:font-name="Helvetica1" fo:font-size="10pt" fo:letter-spacing="0.56mm" fo:font-weight="bold" officeooo:rsid="00499021" officeooo:paragraph-rsid="00dc61e8" style:font-size-asian="10pt" style:font-weight-asian="bold" style:font-size-complex="10pt" style:font-weight-complex="bold"/>
    </style:style>
    <style:style style:name="P11" style:family="paragraph" style:parent-style-name="Standard" style:list-style-name="L2">
      <style:paragraph-properties fo:margin-left="2.49mm" fo:margin-right="0.05mm" fo:margin-top="0mm" fo:margin-bottom="2.03mm" loext:contextual-spacing="false" fo:line-height="5.59mm" fo:text-align="start" style:justify-single-word="false" fo:text-indent="-2.24mm" style:auto-text-indent="false" style:shadow="none">
        <style:tab-stops>
          <style:tab-stop style:position="0.41mm"/>
        </style:tab-stops>
      </style:paragraph-properties>
      <style:text-properties style:font-name="Helvetica1" fo:font-size="10pt" fo:letter-spacing="0.21mm" fo:font-weight="normal" officeooo:rsid="00dc61e8" officeooo:paragraph-rsid="00dc61e8" style:font-size-asian="10pt" style:font-weight-asian="normal" style:font-size-complex="10pt" style:font-weight-complex="normal"/>
    </style:style>
    <style:style style:name="T1" style:family="text">
      <style:text-properties officeooo:rsid="00dc61e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c61e8" style:font-weight-asian="normal" style:font-weight-complex="normal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-0.1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16mm" fo:text-indent="-6.35mm" fo:margin-left="6.1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2.51mm" fo:text-indent="-6.35mm" fo:margin-left="12.5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8.86mm" fo:text-indent="-6.35mm" fo:margin-left="18.8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6.35mm" fo:margin-left="-0.19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16mm" fo:text-indent="-6.35mm" fo:margin-left="6.16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2.51mm" fo:text-indent="-6.35mm" fo:margin-left="12.51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8.86mm" fo:text-indent="-6.35mm" fo:margin-left="18.86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5.21mm" fo:text-indent="-6.35mm" fo:margin-left="25.2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1.56mm" fo:text-indent="-6.35mm" fo:margin-left="31.56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7.91mm" fo:text-indent="-6.35mm" fo:margin-left="37.91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4.26mm" fo:text-indent="-6.35mm" fo:margin-left="44.26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0.61mm" fo:text-indent="-6.35mm" fo:margin-left="50.61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6.96mm" fo:text-indent="-6.35mm" fo:margin-left="56.96m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list xml:id="list3670777477941949546" text:style-name="L1">
              <text:list-item>
                <text:p text:style-name="P9">Vertrauliches Beiblatt</text:p>
              </text:list-item>
              <text:list-item>
                <text:p text:style-name="P4">Weitere Leistungen <text:span text:style-name="T1">[TITLE]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list xml:id="list211815617386960" text:continue-numbering="true" text:style-name="L1">
              <text:list-item>
                <text:p text:style-name="P10">Honorar</text:p>
              </text:list-item>
            </text:list>
          </table:table-cell>
        </table:table-row>
      </table:table>
      <text:section text:style-name="Sect1" text:name="ACTIVITY_ROW">
        <text:p text:style-name="P5"/>
        <text:list xml:id="list6931520555799886501" text:style-name="L2">
          <text:list-item>
            <text:p text:style-name="P11">[TEXT]</text:p>
          </text:list-item>
        </text:list>
      </text:section>
      <text:p text:style-name="P6"/>
      <text:p text:style-name="P7"/>
      <text:p text:style-name="P7"/>
      <text:p text:style-name="P8"><text:span text:style-name="T2">Hombrechtikon, </text:span><text:span text:style-name="T3">[DATE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Helvetica1" svg:font-family="Helvetica" style:font-family-generic="swiss" style:font-pitch="variable"/>
    <style:font-face style:name="Helvetica" svg:font-family="Helvetic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Helvetica" fo:font-family="Helvetica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1.44mm" style:type="center"/>
          <style:tab-stop style:position="162.9mm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officeooo:rsid="00222d44" officeooo:paragraph-rsid="00222d44"/>
    </style:style>
    <style:style style:name="MP2" style:family="paragraph" style:parent-style-name="Header">
      <style:text-properties style:font-name="Helvetica1" fo:font-size="11pt" fo:letter-spacing="0.21mm" fo:font-weight="normal" officeooo:rsid="00190f2a" officeooo:paragraph-rsid="0024dca7" style:font-size-asian="11pt" style:font-weight-asian="normal" style:font-size-complex="11pt" style:font-weight-complex="normal"/>
    </style:style>
    <style:style style:name="MP3" style:family="paragraph" style:parent-style-name="Header">
      <style:text-properties style:font-name="Helvetica1" fo:font-size="11pt" fo:letter-spacing="0.21mm" fo:font-weight="normal" officeooo:rsid="00190f2a" officeooo:paragraph-rsid="001c598c" style:font-size-asian="11pt" style:font-weight-asian="normal" style:font-size-complex="11pt" style:font-weight-complex="normal"/>
    </style:style>
    <style:page-layout style:name="Mpm1">
      <style:page-layout-properties fo:page-width="210.01mm" fo:page-height="297mm" style:num-format="1" style:print-orientation="portrait" fo:margin-top="44.45mm" fo:margin-bottom="20mm" fo:margin-left="29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6.42mm" fo:margin-bottom="20mm" fo:margin-left="33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  <style:page-layout style:name="Mpm8">
      <style:page-layout-properties fo:page-width="215.9mm" fo:page-height="279.4mm" style:num-format="1" style:print-orientation="portrait" fo:margin-top="26.42mm" fo:margin-bottom="20mm" fo:margin-left="33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6mm" fo:margin-left="0mm" fo:margin-right="0mm" fo:margin-bottom="1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Endnote" style:page-layout-name="Mpm2">
      <style:header>
        <text:p text:style-name="MP1"/>
      </style:header>
    </style:master-page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Landscape" style:page-layout-name="Mpm5"/>
    <style:master-page style:name="Index" style:page-layout-name="Mpm6"/>
    <style:master-page style:name="First_20_Page" style:display-name="First Page" style:page-layout-name="Mpm6" style:next-style-name="Standard"/>
    <style:master-page style:name="Last_20_Page" style:display-name="Last Page" style:page-layout-name="Mpm7">
      <style:header>
        <text:p text:style-name="MP2">${customerName}</text:p>
      </style:header>
    </style:master-page>
    <style:master-page style:name="Confidential_20_Supplement" style:display-name="Confidential Supplement" style:page-layout-name="Mpm8">
      <style:header>
        <text:p text:style-name="MP3">${customerName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2:10:16</meta:creation-date>
    <dc:date>2017-06-07T21:18:13.405807318</dc:date>
    <meta:editing-duration>PT10H4M34S</meta:editing-duration>
    <meta:editing-cycles>339</meta:editing-cycles>
    <meta:generator>LibreOffice/5.1.6.2$Linux_X86_64 LibreOffice_project/10m0$Build-2</meta:generator>
    <meta:document-statistic meta:table-count="1" meta:image-count="0" meta:object-count="0" meta:page-count="1" meta:paragraph-count="7" meta:word-count="15" meta:character-count="116" meta:non-whitespace-character-count="112"/>
  </office:meta>
</office:document-meta>
</file>